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47b8b8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275cm" draw:marker-end-width="0.275cm" draw:fill="none" draw:fill-color="#47b8b8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800080" draw:marker-start-width="0.35cm" draw:marker-end-width="0.35cm" draw:fill="none" draw:fill-color="#47b8b8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'Museo Sans 500'" style:font-family-generic="swiss" style:font-pitch="variable"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2cm" svg:x="12.25cm" svg:y="0.5cm">
          <text:p text:style-name="P1">R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cm" svg:x="19cm" svg:y="0.5cm">
          <text:p text:style-name="P1">Secretaría</text:p>
          <text:p text:style-name="P1">Privada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cm" svg:height="2cm" svg:x="8cm" svg:y="4cm">
          <text:p text:style-name="P1">Secretaría</text:p>
          <text:p text:style-name="P1">de Ciencia</text:p>
          <text:p text:style-name="P1">y Técnica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cm" svg:height="2cm" svg:x="4cm" svg:y="4cm">
          <text:p text:style-name="P1">Secretaría</text:p>
          <text:p text:style-name="P1">de Extensión</text:p>
          <text:p text:style-name="P1">Universitari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2cm" svg:x="11.5cm" svg:y="4cm">
          <text:p text:style-name="P1">Secretaría</text:p>
          <text:p text:style-name="P1">General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2cm" svg:x="0.5cm" svg:y="4cm">
          <text:p text:style-name="P1">Secretaría</text:p>
          <text:p text:style-name="P1">Académic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5cm" svg:height="2cm" svg:x="15cm" svg:y="4cm">
          <text:p text:style-name="P1">Secretaría de</text:p>
          <text:p text:style-name="P1">Vinculación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cm" svg:height="2cm" svg:x="19cm" svg:y="4cm">
          <text:p text:style-name="P1">Secretaría</text:p>
          <text:p text:style-name="P1">de Cultura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cm" svg:height="2cm" svg:x="22.5cm" svg:y="4cm">
          <text:p text:style-name="P1">Secretaría de</text:p>
          <text:p text:style-name="P1">Bienestar</text:p>
          <text:p text:style-name="P1">Universitario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cm" svg:height="2cm" svg:x="26.5cm" svg:y="4cm">
          <text:p text:style-name="P1">Secretaría</text:p>
          <text:p text:style-name="P1">Económico</text:p>
          <text:p text:style-name="P1">Financier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75cm" svg:y1="1.5cm" svg:x2="19cm" svg:y2="1.5cm" draw:start-shape="id1" draw:start-glue-point="1" draw:end-shape="id2" draw:end-glue-point="3" svg:d="m17750 1500h1250">
          <text:p/>
        </draw:connector>
        <draw:connector draw:style-name="gr3" draw:text-style-name="P1" draw:layer="layout" svg:x1="15cm" svg:y1="2.5cm" svg:x2="2cm" svg:y2="4cm" draw:start-shape="id1" draw:end-shape="id3" draw:end-glue-point="0" svg:d="m15000 2500v763h-13000v737">
          <text:p/>
        </draw:connector>
        <draw:connector draw:style-name="gr3" draw:text-style-name="P1" draw:layer="layout" svg:x1="15cm" svg:y1="2.5cm" svg:x2="28cm" svg:y2="4cm" draw:start-shape="id1" draw:end-shape="id4" draw:end-glue-point="0" svg:d="m15000 2500v763h13000v737">
          <text:p/>
        </draw:connector>
        <draw:connector draw:style-name="gr3" draw:text-style-name="P1" draw:layer="layout" svg:x1="15cm" svg:y1="2.5cm" svg:x2="5.75cm" svg:y2="4cm" draw:start-shape="id1" draw:start-glue-point="2" draw:end-shape="id5" draw:end-glue-point="0" svg:d="m15000 2500v763h-9250v737">
          <text:p/>
        </draw:connector>
        <draw:connector draw:style-name="gr3" draw:text-style-name="P1" draw:layer="layout" svg:x1="15cm" svg:y1="2.5cm" svg:x2="16.75cm" svg:y2="4cm" draw:start-shape="id1" draw:start-glue-point="2" draw:end-shape="id6" draw:end-glue-point="0" svg:d="m15000 2500v763h1750v737">
          <text:p/>
        </draw:connector>
        <draw:connector draw:style-name="gr3" draw:text-style-name="P1" draw:layer="layout" svg:x1="15cm" svg:y1="2.5cm" svg:x2="24.25cm" svg:y2="4cm" draw:start-shape="id1" draw:start-glue-point="2" draw:end-shape="id7" draw:end-glue-point="0" svg:d="m15000 2500v763h9250v737">
          <text:p/>
        </draw:connector>
        <draw:custom-shape draw:style-name="gr4" draw:text-style-name="P1" xml:id="id9" draw:id="id9" draw:layer="layout" svg:width="3cm" svg:height="2cm" svg:x="11.5cm" svg:y="7.5cm">
          <text:p text:style-name="P1">DIP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cm" svg:y1="6cm" svg:x2="13cm" svg:y2="7.5cm" draw:start-shape="id8" draw:start-glue-point="2" draw:end-shape="id9" draw:end-glue-point="0" svg:d="m13000 6000v1500">
          <text:p/>
        </draw:connector>
        <draw:connector draw:style-name="gr3" draw:text-style-name="P2" draw:layer="layout" svg:x1="9.5cm" svg:y1="4cm" svg:x2="15cm" svg:y2="2.5cm" draw:start-shape="id10" draw:start-glue-point="0" draw:end-shape="id1" draw:end-glue-point="2" svg:d="m9500 4000v-737h5500v-763">
          <text:p/>
        </draw:connector>
        <draw:connector draw:style-name="gr3" draw:text-style-name="P2" draw:layer="layout" svg:x1="13cm" svg:y1="4cm" svg:x2="15cm" svg:y2="2.5cm" draw:start-shape="id8" draw:start-glue-point="0" draw:end-shape="id1" draw:end-glue-point="2" svg:d="m13000 4000v-750h2000v-750">
          <text:p/>
        </draw:connector>
        <draw:connector draw:style-name="gr3" draw:text-style-name="P2" draw:layer="layout" svg:x1="20.5cm" svg:y1="4cm" svg:x2="15cm" svg:y2="2.5cm" draw:start-shape="id11" draw:start-glue-point="0" draw:end-shape="id1" draw:end-glue-point="2" svg:d="m20500 4000v-737h-5500v-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uro Torrez</meta:initial-creator>
    <meta:creation-date>2010-11-29T14:56:08</meta:creation-date>
    <dc:date>2011-04-20T01:22:38</dc:date>
    <dc:creator>Mauro Torrez</dc:creator>
    <meta:editing-duration>PT34M45S</meta:editing-duration>
    <meta:editing-cycles>5</meta:editing-cycles>
    <meta:generator>LibreOffice/3.3$Unix LibreOffice_project/330m19$Build-202</meta:generator>
    <meta:document-statistic meta:object-count="21"/>
  </office:meta>
</office:document-meta>
</file>